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5.986cm" fo:margin-left="0.016cm" fo:margin-right="-0.002cm" style:page-number="0" table:align="margins" style:writing-mode="lr-tb"/>
    </style:style>
    <style:style style:name="Tabelle1.A" style:family="table-column">
      <style:table-column-properties style:column-width="2.699cm" style:rel-column-width="11063*"/>
    </style:style>
    <style:style style:name="Tabelle1.B" style:family="table-column">
      <style:table-column-properties style:column-width="13.287cm" style:rel-column-width="54472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01cm" fo:padding-right="0.101cm" fo:padding-top="0.049cm" fo:padding-bottom="0cm" fo:border="0.018cm solid #000000" style:writing-mode="lr-tb"/>
    </style:style>
    <style:style style:name="Tabelle1.A2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le1.B2" style:family="table-cell">
      <style:table-cell-properties style:vertical-align="top" fo:padding="0cm" fo:border="0.018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1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PTE_20_Hauptext">
      <style:paragraph-properties fo:margin-left="0cm" fo:margin-right="0cm" fo:text-align="center" style:justify-single-word="false" fo:text-indent="0cm" style:auto-text-indent="false"/>
    </style:style>
    <style:style style:name="P16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1" style:family="paragraph" style:parent-style-name="PTE_20_Hauptext">
      <style:paragraph-properties fo:margin-left="0cm" fo:margin-right="0.116cm" fo:text-indent="0cm" style:auto-text-indent="false"/>
    </style:style>
    <style:style style:name="P22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3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4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5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27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28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0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1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2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158797296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158797552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58809456">
          <text:deletion>
            <office:change-info>
              <dc:creator>Christoph Herbst</dc:creator>
              <dc:date>2010-06-25T17:18:00</dc:date>
            </office:change-info>
            <text:list xml:id="list270604922" text:style-name="WW8Num2">
              <text:list-header>
                <text:p text:style-name="P2">5</text:p>
              </text:list-header>
            </text:list>
          </text:deletion>
        </text:changed-region>
        <text:changed-region text:id="ct158685320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58685480">
          <text:deletion>
            <office:change-info>
              <dc:creator>Christoph Herbst</dc:creator>
              <dc:date>2010-06-25T17:19:00</dc:date>
            </office:change-info>
            <text:list xml:id="list1231128782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158104416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58104512">
          <text:deletion>
            <office:change-info>
              <dc:creator>Christoph Herbst</dc:creator>
              <dc:date>2010-06-25T17:19:00</dc:date>
            </office:change-info>
            <text:list xml:id="list1621895062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158679672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58679768">
          <text:deletion>
            <office:change-info>
              <dc:creator>Christoph Herbst</dc:creator>
              <dc:date>2010-06-25T17:20:00</dc:date>
            </office:change-info>
            <text:list xml:id="list1427258243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158868992">
          <text:deletion>
            <office:change-info>
              <dc:creator>Christoph Herbst</dc:creator>
              <dc:date>2010-06-25T17:20:00</dc:date>
            </office:change-info>
            <text:list xml:id="list1570957616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158869160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58684752">
          <text:deletion>
            <office:change-info>
              <dc:creator>Christoph Herbst</dc:creator>
              <dc:date>2010-06-25T17:21:00</dc:date>
            </office:change-info>
            <text:list xml:id="list802132058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1057893063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550307733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422974495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1270425517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1782567765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158515304">
          <text:insertion>
            <office:change-info>
              <dc:creator>Christoph Herbst</dc:creator>
              <dc:date>2010-06-25T17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5">Projektvorstellung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4">Zeit</text:p>
          </table:table-cell>
          <table:table-cell table:style-name="Tabelle1.B2" office:value-type="string">
            <text:list xml:id="list959223151" text:continue-list="list1570957616" text:style-name="WW8Num2">
              <text:list-header>
                <text:p text:style-name="P31"><text:change text:change-id="ct158809456"/><text:change-start text:change-id="ct158685320"/>{zeit}<text:change-end text:change-id="ct158685320"/><text:change text:change-id="ct158685480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4">Ziel</text:p>
          </table:table-cell>
          <table:table-cell table:style-name="Tabelle1.B2" office:value-type="string">
            <text:list xml:id="list2059268987" text:continue-numbering="true" text:style-name="WW8Num2">
              <text:list-header>
                <text:p text:style-name="P31"><text:change-start text:change-id="ct158104416"/>{ziel} <text:change-end text:change-id="ct158104416"/><text:change text:change-id="ct158104512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8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4">Methode</text:p>
          </table:table-cell>
          <table:table-cell table:style-name="Tabelle1.B2" office:value-type="string">
            <text:list xml:id="list999689361" text:continue-numbering="true" text:style-name="WW8Num2">
              <text:list-header>
                <text:p text:style-name="P31"><text:change-start text:change-id="ct158679672"/>{methode} <text:change-end text:change-id="ct158679672"/><text:change text:change-id="ct158679768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6"/>
          </table:table-cell>
          <table:table-cell table:style-name="Tabelle1.B2" office:value-type="string">
            <text:p text:style-name="P18"/>
          </table:table-cell>
        </table:table-row>
        <table:table-row table:style-name="Tabelle1.1">
          <table:table-cell table:style-name="Tabelle1.A2" office:value-type="string">
            <text:p text:style-name="P24">Material</text:p>
          </table:table-cell>
          <table:table-cell table:style-name="Tabelle1.B2" office:value-type="string">
            <text:list xml:id="list1047650316" text:continue-numbering="true" text:style-name="WW8Num2">
              <text:list-header>
                <text:p text:style-name="P31"><text:change text:change-id="ct158868992"/><text:change-start text:change-id="ct158869160"/>{material}<text:change-end text:change-id="ct158869160"/></text:p>
              </text:list-header>
            </text:list>
          </table:table-cell>
        </table:table-row>
      </table:table>
      <text:p text:style-name="P21"/>
      <text:p text:style-name="P23"><draw:frame draw:style-name="fr1" draw:name="Rahmen1" text:anchor-type="char" svg:x="12.275cm" svg:y="0.527cm" svg:width="3.72cm" svg:height="3.041cm" draw:z-index="1"><draw:text-box><text:p text:style-name="P14">Tipp</text:p><text:p text:style-name="Marginalia"/><text:p text:style-name="P1"><text:change text:change-id="ct158797296"/><text:change-start text:change-id="ct158797552"/>{tip}<text:change-end text:change-id="ct158797552"/></text:p><text:p text:style-name="Marginalia"/><text:p text:style-name="Marginalia"/></draw:text-box></draw:frame>Inhalt</text:p>
      <text:p text:style-name="P22"/>
      <text:list xml:id="list809231671" text:continue-list="list1782567765" text:style-name="WW8Num3">
        <text:list-header>
          <text:p text:style-name="P28"><text:change text:change-id="ct158684752"/><text:change-start text:change-id="ct158515304"/>{Inhalt}<text:change-end text:change-id="ct158515304"/></text:p>
        </text:list-header>
      </text:list>
      <text:p text:style-name="P15"><text:tab/><text:tab/></text:p>
      <text:p text:style-name="P32">[!-- BEGIN bilder --]<text:line-break/>{bild}</text:p>
      <text:p text:style-name="P32">{titel}<text:line-break/>[!-- END bilder --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E </text:span><text:span text:style-name="MT1">Stunde {stunde}</text:span><text:span text:style-name="MT2"> </text:span>Anlage {kuerzel} {lnr}<draw:frame draw:style-name="Mfr1" draw:name="Grafik2" text:anchor-type="char" svg:x="0cm" svg:y="0cm" svg:width="1.961cm" svg:height="1.196cm" draw:z-index="0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1</text:page-number></text:span></text:span><text:span text:style-name="MT3"> von </text:span><text:span text:style-name="MT3"><text:page-count style:num-format="1">1</text:page-count></text:span></text:p>
        <text:p text:style-name="MP3"/>
        <text:p text:style-name="MP3">Netzwerk für Demokratie und Courage e.V.</text:p>
      </style:header>
      <style:footer>
        <text:p text:style-name="MP4">PT E 2010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7-03T19:08:22</dc:date>
    <meta:print-date>2010-06-25T11:29:08</meta:print-date>
    <meta:editing-cycles>27</meta:editing-cycles>
    <meta:printed-by>Christoph Herbst</meta:printed-by>
    <meta:generator>OpenOffice.org/3.2$Linux OpenOffice.org_project/320m12$Build-9483</meta:generator>
    <meta:editing-duration>PT07H05M32S</meta:editing-duration>
    <meta:document-statistic meta:table-count="1" meta:image-count="1" meta:object-count="0" meta:page-count="1" meta:paragraph-count="33" meta:word-count="255" meta:character-count="1668"/>
    <meta:user-defined meta:name="Info 1"/>
    <meta:user-defined meta:name="Info 2"/>
    <meta:user-defined meta:name="Info 3"/>
    <meta:user-defined meta:name="Info 4"/>
  </office:meta>
</office:document-meta>
</file>